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3.14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29.07mm"/>
    </style:style>
    <style:style style:name="co13" style:family="table-column">
      <style:table-column-properties fo:break-before="auto" style:column-width="24.7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4.24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21.5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3.95mm"/>
    </style:style>
    <style:style style:name="co20" style:family="table-column">
      <style:table-column-properties fo:break-before="auto" style:column-width="21.2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1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Ilość:</text:p>
          </table:table-cell>
          <table:table-cell table:formula="of:=DCOUNTA([.A4:.G103];[.D4];[.I4:.J6])" office:value-type="float" office:value="17" calcext:value-type="float">
            <text:p>17</text:p>
          </table:table-cell>
          <table:table-cell table:number-columns-repeated="101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Suma:</text:p>
          </table:table-cell>
          <table:table-cell table:formula="of:=DSUM(bazaP;[.F4];[.I4:.K5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Średnia:</text:p>
          </table:table-cell>
          <table:table-cell table:formula="of:=DAVERAGE(bazaP;[.F4];[.I4:.K5])" office:value-type="string" office:string-value="" calcext:value-type="error">
            <text:p>Błąd:504</text:p>
          </table:table-cell>
          <table:table-cell table:number-columns-repeated="101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9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9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9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9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9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4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w2 M w5 K'.B2" table:condition-source-range-address="'Baza danych'.I4:'Baza danych'.J6">
            <table:filter-or>
              <table:filter-and>
                <table:filter-condition table:field-number="3" table:value="w5" table:operator="="/>
                <table:filter-condition table:field-number="4" table:value="K" table:operator="="/>
              </table:filter-and>
              <table:filter-and>
                <table:filter-condition table:field-number="3" table:value="w2" table:operator="="/>
                <table:filter-condition table:field-number="4" table:value="M" table:operator="="/>
              </table:filter-and>
            </table:filter-or>
          </table:filter>
        </table:database-range>
        <table:database-range table:name="__Anonymous_Sheet_DB__2" table:target-range-address="w3.B2:w3.H30"/>
        <table:database-range table:name="__Anonymous_Sheet_DB__3" table:target-range-address="kobiety.B2:kobiety.H68"/>
        <table:database-range table:name="__Anonymous_Sheet_DB__4" table:target-range-address="'Staż pracy &lt; 3 lat'.B2:'Staż pracy &lt; 3 lat'.H32"/>
        <table:database-range table:name="__Anonymous_Sheet_DB__5" table:target-range-address="'w2 M w5 K'.B2:'w2 M w5 K'.H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9T12:30:28.464325943</dc:date>
    <meta:editing-cycles>2</meta:editing-cycles>
    <meta:editing-duration>PT3M7S</meta:editing-duration>
    <meta:document-statistic meta:table-count="6" meta:cell-count="1789" meta:object-count="0"/>
    <meta:generator>LibreOffice/5.2.6.2$Linux_X86_64 LibreOffice_project/20m0$Build-2</meta:generator>
  </office:meta>
</office:document-meta>
</file>